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weight="bold" officeooo:rsid="00034235" officeooo:paragraph-rsid="000acde3" style:font-weight-asian="bold" style:font-weight-complex="bold"/>
    </style:style>
    <style:style style:name="P2" style:family="paragraph" style:parent-style-name="Standard">
      <style:paragraph-properties fo:line-height="200%" fo:text-align="start" style:justify-single-word="false"/>
      <style:text-properties fo:font-weight="bold" officeooo:rsid="001b046b" officeooo:paragraph-rsid="001b046b" style:font-weight-asian="bold" style:font-weight-complex="bold"/>
    </style:style>
    <style:style style:name="P3" style:family="paragraph" style:parent-style-name="Standard">
      <style:paragraph-properties fo:line-height="200%" fo:text-align="start" style:justify-single-word="false"/>
      <style:text-properties fo:font-weight="bold" officeooo:rsid="001b1b91" officeooo:paragraph-rsid="001b1b91" style:font-weight-asian="bold" style:font-weight-complex="bold"/>
    </style:style>
    <style:style style:name="P4" style:family="paragraph" style:parent-style-name="Standard">
      <style:paragraph-properties fo:line-height="200%" fo:text-align="start" style:justify-single-word="false"/>
      <style:text-properties fo:font-weight="bold" officeooo:rsid="001f4190" officeooo:paragraph-rsid="001f4190" style:font-weight-asian="bold" style:font-weight-complex="bold"/>
    </style:style>
    <style:style style:name="P5" style:family="paragraph" style:parent-style-name="Standard">
      <style:paragraph-properties fo:line-height="200%" fo:text-align="start" style:justify-single-word="false"/>
      <style:text-properties fo:font-weight="bold" officeooo:rsid="00200a88" officeooo:paragraph-rsid="00200a88" style:font-weight-asian="bold" style:font-weight-complex="bold"/>
    </style:style>
    <style:style style:name="P6" style:family="paragraph" style:parent-style-name="Standard">
      <style:paragraph-properties fo:line-height="200%" fo:text-align="start" style:justify-single-word="false"/>
      <style:text-properties fo:font-weight="normal" officeooo:rsid="00034235" officeooo:paragraph-rsid="000dc0a6" style:font-weight-asian="normal" style:font-weight-complex="normal"/>
    </style:style>
    <style:style style:name="P7" style:family="paragraph" style:parent-style-name="Standard">
      <style:paragraph-properties fo:line-height="200%" fo:text-align="start" style:justify-single-word="false"/>
      <style:text-properties fo:font-weight="normal" officeooo:rsid="00034235" officeooo:paragraph-rsid="000c320d" style:font-weight-asian="normal" style:font-weight-complex="normal"/>
    </style:style>
    <style:style style:name="P8" style:family="paragraph" style:parent-style-name="Standard">
      <style:paragraph-properties fo:line-height="200%" fo:text-align="start" style:justify-single-word="false"/>
      <style:text-properties fo:font-weight="normal" officeooo:rsid="000c320d" officeooo:paragraph-rsid="000c320d" style:font-weight-asian="normal" style:font-weight-complex="normal"/>
    </style:style>
    <style:style style:name="P9" style:family="paragraph" style:parent-style-name="Standard">
      <style:paragraph-properties fo:line-height="200%" fo:text-align="start" style:justify-single-word="false"/>
      <style:text-properties fo:font-weight="normal" officeooo:rsid="001f4190" officeooo:paragraph-rsid="001f4190" style:font-weight-asian="normal" style:font-weight-complex="normal"/>
    </style:style>
    <style:style style:name="P10" style:family="paragraph" style:parent-style-name="Standard">
      <style:paragraph-properties fo:line-height="200%" fo:text-align="start" style:justify-single-word="false"/>
      <style:text-properties officeooo:rsid="000c27b2" officeooo:paragraph-rsid="001595e0"/>
    </style:style>
    <style:style style:name="P11" style:family="paragraph" style:parent-style-name="Standard">
      <style:paragraph-properties fo:line-height="200%" fo:text-align="start" style:justify-single-word="false"/>
      <style:text-properties officeooo:rsid="000c27b2" officeooo:paragraph-rsid="0017de74"/>
    </style:style>
    <style:style style:name="P12" style:family="paragraph" style:parent-style-name="Standard">
      <style:paragraph-properties fo:line-height="200%" fo:text-align="start" style:justify-single-word="false"/>
      <style:text-properties officeooo:rsid="00034235" officeooo:paragraph-rsid="000acde3"/>
    </style:style>
    <style:style style:name="P13" style:family="paragraph" style:parent-style-name="Standard">
      <style:paragraph-properties fo:line-height="200%" fo:text-align="start" style:justify-single-word="false"/>
      <style:text-properties officeooo:rsid="001ce096" officeooo:paragraph-rsid="001ce096"/>
    </style:style>
    <style:style style:name="P14" style:family="paragraph" style:parent-style-name="Standard">
      <style:paragraph-properties fo:line-height="200%" fo:text-align="center" style:justify-single-word="false"/>
      <style:text-properties fo:font-size="16pt" fo:font-weight="bold" officeooo:rsid="0022fec9" officeooo:paragraph-rsid="0022fec9" style:font-size-asian="16pt" style:font-weight-asian="bold" style:font-size-complex="16pt" style:font-weight-complex="bold"/>
    </style:style>
    <style:style style:name="P15" style:family="paragraph" style:parent-style-name="Standard">
      <style:paragraph-properties fo:line-height="200%" fo:text-align="end" style:justify-single-word="false"/>
      <style:text-properties fo:font-size="12pt" fo:font-weight="normal" officeooo:rsid="0022fec9" officeooo:paragraph-rsid="0022fec9"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officeooo:rsid="000dc011" officeooo:paragraph-rsid="001595e0"/>
    </style:style>
    <style:style style:name="P17" style:family="paragraph" style:parent-style-name="Standard">
      <style:paragraph-properties fo:line-height="200%" fo:text-align="start" style:justify-single-word="false"/>
      <style:text-properties fo:font-weight="normal" officeooo:rsid="00200a88" officeooo:paragraph-rsid="00200a88" style:font-weight-asian="normal" style:font-weight-complex="normal"/>
    </style:style>
    <style:style style:name="P18" style:family="paragraph" style:parent-style-name="Standard">
      <style:paragraph-properties fo:line-height="200%" fo:text-align="start" style:justify-single-word="false"/>
      <style:text-properties fo:font-weight="normal" officeooo:rsid="000c27b2" officeooo:paragraph-rsid="000acde3" style:font-weight-asian="normal" style:font-weight-complex="normal"/>
    </style:style>
    <style:style style:name="T1" style:family="text">
      <style:text-properties fo:font-weight="normal" officeooo:rsid="000acde3" style:font-weight-asian="normal" style:font-weight-complex="normal"/>
    </style:style>
    <style:style style:name="T2" style:family="text">
      <style:text-properties fo:font-weight="normal" officeooo:rsid="0012fa9f" style:font-weight-asian="normal" style:font-weight-complex="normal"/>
    </style:style>
    <style:style style:name="T3" style:family="text">
      <style:text-properties fo:font-weight="normal" officeooo:rsid="00144525" style:font-weight-asian="normal" style:font-weight-complex="normal"/>
    </style:style>
    <style:style style:name="T4" style:family="text">
      <style:text-properties fo:font-weight="normal" officeooo:rsid="0014ce74" style:font-weight-asian="normal" style:font-weight-complex="normal"/>
    </style:style>
    <style:style style:name="T5" style:family="text">
      <style:text-properties fo:font-weight="normal" officeooo:rsid="002cd77b" style:font-weight-asian="normal" style:font-weight-complex="normal"/>
    </style:style>
    <style:style style:name="T6" style:family="text">
      <style:text-properties fo:font-weight="normal" officeooo:rsid="002f7679" style:font-weight-asian="normal" style:font-weight-complex="normal"/>
    </style:style>
    <style:style style:name="T7" style:family="text">
      <style:text-properties officeooo:rsid="000dc011"/>
    </style:style>
    <style:style style:name="T8" style:family="text">
      <style:text-properties fo:font-weight="bold" style:font-weight-asian="bold" style:font-weight-complex="bold"/>
    </style:style>
    <style:style style:name="T9" style:family="text">
      <style:text-properties officeooo:rsid="000acde3"/>
    </style:style>
    <style:style style:name="T10" style:family="text">
      <style:text-properties officeooo:rsid="000c27b2"/>
    </style:style>
    <style:style style:name="T11" style:family="text">
      <style:text-properties officeooo:rsid="000c320d"/>
    </style:style>
    <style:style style:name="T12" style:family="text">
      <style:text-properties officeooo:rsid="00034235"/>
    </style:style>
    <style:style style:name="T13" style:family="text">
      <style:text-properties officeooo:rsid="00111c54"/>
    </style:style>
    <style:style style:name="T14" style:family="text">
      <style:text-properties officeooo:rsid="00129558"/>
    </style:style>
    <style:style style:name="T15" style:family="text">
      <style:text-properties officeooo:rsid="00191438"/>
    </style:style>
    <style:style style:name="T16" style:family="text">
      <style:text-properties officeooo:rsid="001eda09"/>
    </style:style>
    <style:style style:name="T17" style:family="text">
      <style:text-properties officeooo:rsid="0025b9a5"/>
    </style:style>
    <style:style style:name="T18" style:family="text">
      <style:text-properties officeooo:rsid="00262b44"/>
    </style:style>
    <style:style style:name="T19" style:family="text">
      <style:text-properties officeooo:rsid="0026a6bb"/>
    </style:style>
    <style:style style:name="T20" style:family="text">
      <style:text-properties officeooo:rsid="0028eb0d"/>
    </style:style>
    <style:style style:name="T21" style:family="text">
      <style:text-properties officeooo:rsid="0029e79c"/>
    </style:style>
    <style:style style:name="T22" style:family="text">
      <style:text-properties officeooo:rsid="003121c5"/>
    </style:style>
    <style:style style:name="T23" style:family="text">
      <style:text-properties officeooo:rsid="0035dd63"/>
    </style:style>
    <style:style style:name="T24" style:family="text">
      <style:text-properties officeooo:rsid="00372cf7"/>
    </style:style>
    <style:style style:name="T25" style:family="text">
      <style:text-properties officeooo:rsid="00380b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Zach Motsinger</text:p>
      <text:p text:style-name="P15">Philip Read</text:p>
      <text:p text:style-name="P15">Aaron Cowdrey</text:p>
      <text:p text:style-name="P14">Dungeons and Dragons Management System</text:p>
      <text:p text:style-name="P2"/>
      <text:p text:style-name="P2">INTRODUCTION</text:p>
      <text:p text:style-name="P6"><text:tab/><text:span text:style-name="T9">For this project, we created a management website for Dungeons and Dragons that would allow the user to track various pieces of data as they played through the game on the tradition pen and paper format. In order to achieve this, we created a server and database that would represent a mini-world that could effectively track all elements of the game. This included Players, Monsters, NPCs, Locations, Items, and Quests, as well as the relationships between these elements. Ultimately, we wanted to help the dungeon master keep track of as much information as possible as he developed the game for the players.</text:span></text:p>
      <text:p text:style-name="P6"/>
      <text:p text:style-name="P2">SYSTEM ARCHITECTURE</text:p>
      <text:p text:style-name="P7"><text:tab/><text:span text:style-name="T11">In the early stages of this project, we intended to use this data to allow the user to play a game using only our website. As our ideas evolved and we began to implement several aspects of our design, it became clear that we were going to be limiting the user in several ways. Namely through the limitation of dialogue options we would be forced to impose to allow the user to interface with a GUI. Dungeons and Dragons normally allows the players complete freedom to do and say whatever they want, and we chose to modify our ideas slightly in order to preserve the true nature of the game.</text:span></text:p>
      <text:p text:style-name="P7"/>
      <text:p text:style-name="P8"><text:tab/>Because of this, we had to deviate slightly from our <text:span text:style-name="T15">initial</text:span> ER diagram. Originally we planned for <text:span text:style-name="T12"><text:s/>player</text:span>s<text:span text:style-name="T12"> </text:span>to<text:span text:style-name="T12"> be able to interact with </text:span>other players<text:span text:style-name="T12">, travel to places, accept or decline quests, store the </text:span><text:soft-page-break/><text:span text:style-name="T12">quests in a journal, pickup or drop items from inventory, and access a detailed record of stats and abilities. </text:span>Most of this is still possible, but some of it is now implied through the actual game instead of <text:span text:style-name="T13">through </text:span>our system. For example, <text:span text:style-name="T18">characters</text:span> can still <text:span text:style-name="T19">have their inventories updated</text:span>, <text:span text:style-name="T14">and </text:span>they can still <text:span text:style-name="T17">be moved</text:span> between locations, but things lik<text:span text:style-name="T20">e accepting a proposed quest and interaction between players</text:span> is left to the dungeon master and the <text:span text:style-name="T21">people</text:span> who are involved in the game. </text:p>
      <text:p text:style-name="P8"/>
      <text:p text:style-name="P3">DATABASE DESIGN</text:p>
      <text:p text:style-name="P12"><text:span text:style-name="T2"><text:tab/>Once we understood this new direction, we built and modified t</text:span><text:span text:style-name="T1">he necessary tables that </text:span><text:span text:style-name="T2">we</text:span><text:span text:style-name="T1">re derived from our existing ER diagram, and set up a server that was capable of sending queries to pull data from that database. </text:span><text:span text:style-name="T3">Finally, we designed a website that could </text:span><text:span text:style-name="T6">handle the transmission of these </text:span><text:span text:style-name="T3">queries </text:span><text:span text:style-name="T5">to</text:span><text:span text:style-name="T3"> allow the user to add and update the rows of the already existing tables, and </text:span><text:span text:style-name="T4">modify</text:span><text:span text:style-name="T3"> the relationship </text:span><text:span text:style-name="T4">table</text:span><text:span text:style-name="T3"> between </text:span><text:span text:style-name="T4">various entries.</text:span></text:p>
      <text:p text:style-name="P1"/>
      <text:p text:style-name="P16"><text:tab/>After researching <text:span text:style-name="T22">several</text:span> outlets, we finally settled on <text:span text:style-name="T22">a </text:span>PHP based website due to its ease of interacting with SQL servers. In order to perform our initial tests, we created a mock SQL request form that allowed the user to retrieve data from the server by typing queries into a text box. This preliminary implementation greatly increased our understanding of what we needed to accomplish in order to move forward.</text:p>
      <text:p text:style-name="P10"/>
      <text:p text:style-name="P13"><text:span text:style-name="T8">IMPLEMENTATION</text:span><text:span text:style-name="T10"><text:tab/></text:span></text:p>
      <text:p text:style-name="P11"><text:tab/><text:span text:style-name="T7">Due to the extensive ER diagram laid out in the early stages of development, the time required to implement our modified database was significantly reduced. Once this was completed, we extended our PHP program to allow the user to interact with the data we had populated in a more logical way. For example, instead of sending raw SQL commands, the user was now creating items and characters through simple web forms.</text:span></text:p>
      <text:p text:style-name="P11"><text:soft-page-break/><text:tab/></text:p>
      <text:p text:style-name="P11"><text:tab/><text:span text:style-name="T16">In our final product, our website first allowed the user to populate the database tables with an unlimited amount of data before starting the game. This data included, Characters, Monsters, NPCs, Locations, Items, and Quests. It was up to the user to decide what elements would be necessary before moving forward and starting the game. Once the game was started, the user was taken to another screen that allowed them to move items between players and the global inventory, move players and monsters between locations, track quests, and update player stats. As the game is played out, the dungeon master will use our system to track the flow of all elements as the game unfolds.</text:span></text:p>
      <text:p text:style-name="P11"/>
      <text:p text:style-name="P5">TESTING</text:p>
      <text:p text:style-name="P17"><text:tab/>Through every stage of our project, we were consistently testing everything and constantly trying to break what other members of our group had created. Once the database was live, we would populate it with dummy data and perform standard SQL commands. Once the website was live, we reiterated this action by using the forms and page calls instead of raw interaction with the database. Ultimately we were able achieve a robust system because of the extensive testing put forth by all members of our group.</text:p>
      <text:p text:style-name="P11"/>
      <text:p text:style-name="P4">CONCLUSION</text:p>
      <text:p text:style-name="P9"><text:tab/>A standard game of Dungeons and Dragons is host to a copious amount of data, and is often difficult for players to track without the use of <text:span text:style-name="T23">some kind of medium</text:span>. It was ultimately our goal to ease the burden of the Dungeon Master, and provide them with a sleek and simple interface that would allow them to <text:span text:style-name="T25">focus more on creating and mandating </text:span>the game in front of them. Through the use of some basic PHP and SQL, we believe that we have achieved a robust and necessary GUI that would allow the user to effectively control a game with our system.</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h </meta:initial-creator>
    <meta:creation-date>2014-12-10T14:59:14.593750132</meta:creation-date>
    <dc:date>2014-12-10T16:05:20.750906713</dc:date>
    <dc:creator>Zachery Motsinger</dc:creator>
    <meta:editing-duration>PT46M35S</meta:editing-duration>
    <meta:editing-cycles>46</meta:editing-cycles>
    <meta:generator>LibreOffice/4.2.7.2$Linux_X86_64 LibreOffice_project/420$Build-2</meta:generator>
    <meta:document-statistic meta:table-count="0" meta:image-count="0" meta:object-count="0" meta:page-count="3" meta:paragraph-count="20" meta:word-count="868" meta:character-count="5055" meta:non-whitespace-character-count="4193"/>
  </office:meta>
</office:document-meta>
</file>